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LELinks/_1415458630" manifest:media-type="application/vnd.sun.star.oleobject"/>
  <manifest:file-entry manifest:full-path="content.xml" manifest:media-type="text/xml"/>
  <manifest:file-entry manifest:full-path="styles.xml" manifest:media-type="text/xml"/>
  <manifest:file-entry manifest:full-path="Pictures/1000000000000F810000059018F90BD826665EDC.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Courier New" svg:font-family="'Courier New'" style:font-family-generic="moder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master-page-name="Standard">
      <style:table-properties style:width="16.397cm" fo:margin-left="-0.199cm" style:page-number="auto" fo:break-before="page" table:align="left" style:writing-mode="lr-tb"/>
    </style:style>
    <style:style style:name="Tableau1.A" style:family="table-column">
      <style:table-column-properties style:column-width="8.19cm"/>
    </style:style>
    <style:style style:name="Tableau1.B" style:family="table-column">
      <style:table-column-properties style:column-width="8.207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0.5pt solid #000000" style:writing-mode="lr-tb"/>
    </style:style>
    <style:style style:name="Tableau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2"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top="0.212cm" fo:margin-bottom="0cm" loext:contextual-spacing="false"/>
      <style:text-properties style:font-name="Ubuntu"/>
    </style:style>
    <style:style style:name="P4" style:family="paragraph" style:parent-style-name="Standard">
      <style:paragraph-properties fo:margin-top="0.212cm" fo:margin-bottom="0cm" loext:contextual-spacing="false" fo:text-align="center" style:justify-single-word="false"/>
      <style:text-properties style:font-name="Ubuntu"/>
    </style:style>
    <style:style style:name="P5" style:family="paragraph" style:parent-style-name="Standard">
      <style:paragraph-properties fo:margin-top="0.212cm" fo:margin-bottom="0cm" loext:contextual-spacing="false"/>
      <style:text-properties style:font-name="Ubuntu" officeooo:paragraph-rsid="0071fadb"/>
    </style:style>
    <style:style style:name="P6" style:family="paragraph" style:parent-style-name="Standard">
      <style:paragraph-properties fo:margin-top="0.212cm" fo:margin-bottom="0cm" loext:contextual-spacing="false"/>
      <style:text-properties style:font-name="Ubuntu" fo:font-size="10pt" officeooo:rsid="008bb9a4" officeooo:paragraph-rsid="008bb9a4" style:font-size-asian="10pt" style:font-size-complex="10pt"/>
    </style:style>
    <style:style style:name="P7" style:family="paragraph" style:parent-style-name="Standard" style:master-page-name="">
      <style:paragraph-properties fo:margin-top="0.212cm" fo:margin-bottom="0cm" loext:contextual-spacing="false" style:page-number="auto" fo:break-before="auto" fo:break-after="auto"/>
      <style:text-properties style:font-name="Ubuntu" style:font-name-complex="Arial"/>
    </style:style>
    <style:style style:name="P8" style:family="paragraph" style:parent-style-name="Standard">
      <style:paragraph-properties fo:margin-top="0.212cm" fo:margin-bottom="0cm" loext:contextual-spacing="false"/>
      <style:text-properties style:font-name="Ubuntu" fo:font-size="10pt" fo:font-weight="bold" officeooo:rsid="009249b6" officeooo:paragraph-rsid="009249b6" style:font-size-asian="10pt" style:font-weight-asian="bold" style:font-size-complex="10pt" style:font-weight-complex="bold"/>
    </style:style>
    <style:style style:name="P9" style:family="paragraph" style:parent-style-name="Standard">
      <style:paragraph-properties fo:margin-top="0.212cm" fo:margin-bottom="0cm" loext:contextual-spacing="false"/>
      <style:text-properties style:font-name="Ubuntu" fo:font-size="10pt" fo:font-weight="normal" officeooo:rsid="0094645f" officeooo:paragraph-rsid="0094645f" style:font-size-asian="10pt" style:font-weight-asian="normal" style:font-size-complex="10pt" style:font-weight-complex="normal"/>
    </style:style>
    <style:style style:name="P10" style:family="paragraph" style:parent-style-name="Standard" style:list-style-name="L2">
      <style:paragraph-properties fo:margin-top="0.212cm" fo:margin-bottom="0cm" loext:contextual-spacing="false"/>
      <style:text-properties style:font-name="Ubuntu" fo:font-size="10pt" fo:font-weight="normal" officeooo:rsid="0094645f" officeooo:paragraph-rsid="0094645f" style:font-size-asian="10pt" style:font-weight-asian="normal" style:font-size-complex="10pt" style:font-weight-complex="normal"/>
    </style:style>
    <style:style style:name="P11" style:family="paragraph" style:parent-style-name="Standard" style:list-style-name="L2">
      <style:paragraph-properties fo:margin-top="0.212cm" fo:margin-bottom="0cm" loext:contextual-spacing="false"/>
      <style:text-properties style:font-name="Ubuntu" fo:font-size="10pt" fo:font-weight="normal" officeooo:rsid="0096204b" officeooo:paragraph-rsid="0096204b" style:font-size-asian="10pt" style:font-weight-asian="normal" style:font-size-complex="10pt" style:font-weight-complex="normal"/>
    </style:style>
    <style:style style:name="P12" style:family="paragraph" style:parent-style-name="Standard">
      <style:paragraph-properties fo:margin-top="0.212cm" fo:margin-bottom="0cm" loext:contextual-spacing="false"/>
      <style:text-properties style:font-name="Ubuntu" fo:font-size="10pt" fo:font-weight="normal" officeooo:rsid="0096204b" officeooo:paragraph-rsid="0096204b" style:font-size-asian="10pt" style:font-weight-asian="normal" style:font-size-complex="10pt" style:font-weight-complex="normal"/>
    </style:style>
    <style:style style:name="P13" style:family="paragraph" style:parent-style-name="Text_20_body">
      <style:text-properties style:font-name="Ubuntu" fo:font-size="10pt" officeooo:rsid="0097195d" officeooo:paragraph-rsid="0097195d" style:font-size-asian="10pt" style:font-size-complex="10pt"/>
    </style:style>
    <style:style style:name="P14" style:family="paragraph" style:parent-style-name="Text_20_body">
      <style:text-properties style:font-name="Ubuntu" fo:font-size="10pt" officeooo:rsid="0098dbb0" officeooo:paragraph-rsid="0098dbb0" style:font-size-asian="10pt" style:font-size-complex="10pt"/>
    </style:style>
    <style:style style:name="P15" style:family="paragraph" style:parent-style-name="Text_20_body">
      <style:text-properties officeooo:rsid="0097195d" officeooo:paragraph-rsid="0097195d"/>
    </style:style>
    <style:style style:name="P16" style:family="paragraph" style:parent-style-name="Heading_20_2">
      <style:paragraph-properties fo:margin-top="0.212cm" fo:margin-bottom="0cm" loext:contextual-spacing="false"/>
      <style:text-properties style:font-name="Ubuntu" fo:font-size="10pt" fo:font-weight="normal" officeooo:rsid="0096204b" officeooo:paragraph-rsid="0096204b" style:font-size-asian="10pt" style:font-weight-asian="normal" style:font-size-complex="10pt" style:font-weight-complex="normal"/>
    </style:style>
    <style:style style:name="T1" style:family="text">
      <style:text-properties fo:font-size="14pt" fo:font-weight="bold" style:font-size-asian="14pt" style:font-weight-asian="bold" style:font-name-complex="Arial" style:font-size-complex="14pt"/>
    </style:style>
    <style:style style:name="T2" style:family="text">
      <style:text-properties fo:font-size="14pt" fo:font-weight="bold" officeooo:rsid="0061e1aa" style:font-size-asian="14pt" style:font-weight-asian="bold" style:font-name-complex="Arial" style:font-size-complex="14pt"/>
    </style:style>
    <style:style style:name="T3" style:family="text">
      <style:text-properties fo:font-size="14pt" fo:font-weight="bold" officeooo:rsid="005417fc" style:font-size-asian="14pt" style:font-weight-asian="bold" style:font-name-complex="Arial" style:font-size-complex="14pt"/>
    </style:style>
    <style:style style:name="T4" style:family="text">
      <style:text-properties fo:font-size="14pt" fo:font-weight="bold" officeooo:rsid="007ccba3" style:font-size-asian="14pt" style:font-weight-asian="bold" style:font-name-complex="Arial" style:font-size-complex="14pt"/>
    </style:style>
    <style:style style:name="T5" style:family="text">
      <style:text-properties fo:font-size="14pt" fo:font-weight="bold" officeooo:rsid="009249b6" style:font-size-asian="14pt" style:font-weight-asian="bold" style:font-name-complex="Arial" style:font-size-complex="14pt"/>
    </style:style>
    <style:style style:name="T6" style:family="text">
      <style:text-properties style:font-name-complex="Arial"/>
    </style:style>
    <style:style style:name="T7" style:family="text">
      <style:text-properties officeooo:rsid="00267b42" style:font-name-complex="Arial"/>
    </style:style>
    <style:style style:name="T8" style:family="text">
      <style:text-properties officeooo:rsid="00363a6c" style:font-name-complex="Arial"/>
    </style:style>
    <style:style style:name="T9" style:family="text">
      <style:text-properties officeooo:rsid="007752a8" style:font-name-complex="Arial"/>
    </style:style>
    <style:style style:name="T10" style:family="text">
      <style:text-properties officeooo:rsid="008bb9a4" style:font-name-complex="Arial"/>
    </style:style>
    <style:style style:name="T11" style:family="text">
      <style:text-properties officeooo:rsid="009249b6" style:font-name-complex="Arial"/>
    </style:style>
    <style:style style:name="T12" style:family="text">
      <style:text-properties officeooo:rsid="009c753e" style:font-name-complex="Arial"/>
    </style:style>
    <style:style style:name="T13" style:family="text">
      <style:text-properties officeooo:rsid="0093d278"/>
    </style:style>
    <style:style style:name="T14" style:family="text">
      <style:text-properties officeooo:rsid="0094645f"/>
    </style:style>
    <style:style style:name="T15" style:family="text">
      <style:text-properties officeooo:rsid="0097195d"/>
    </style:style>
    <style:style style:name="T16" style:family="text">
      <style:text-properties fo:color="#cc6600"/>
    </style:style>
    <style:style style:name="T17" style:family="text">
      <style:text-properties officeooo:rsid="009ac494"/>
    </style:style>
    <style:style style:name="T18"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4"><text:span text:style-name="T1">Fiche d’</text:span><text:span text:style-name="T4">investigation</text:span><text:span text:style-name="T2"> </text:span><text:span text:style-name="T1">N°</text:span><text:span text:style-name="T3">2</text:span><text:span text:style-name="T5">7</text:span></text:p>
          </table:table-cell>
          <table:covered-table-cell/>
        </table:table-row>
        <table:table-row table:style-name="Tableau1.1">
          <table:table-cell table:style-name="Tableau1.A2" office:value-type="string">
            <text:p text:style-name="P3"><text:span text:style-name="T6">Date d’ouverture : </text:span><text:span text:style-name="T11">20</text:span><text:span text:style-name="T9">/0</text:span><text:span text:style-name="T10">9</text:span><text:span text:style-name="T7">/201</text:span><text:span text:style-name="T8">6</text:span></text:p>
          </table:table-cell>
          <table:table-cell table:style-name="Tableau1.B2" office:value-type="string">
            <text:p text:style-name="P5"><text:span text:style-name="T6">Date de clôture :</text:span><text:span text:style-name="T12">20/09</text:span><text:span text:style-name="T7">/201</text:span><text:span text:style-name="T8">6</text:span><text:span text:style-name="T6"> <text:s text:c="20"/> 4</text:span><text:bookmark text:name="_1410176768"/><text:bookmark text:name="_1410177184"/><text:bookmark text:name="_1415458630"/><text:bookmark text:name="_1418046982"/><field:fieldmark-start text:name="__Fieldmark__73_2095056075" field:type="vnd.oasis.opendocument.field.UNHANDLED"><field:param field:name="vnd.oasis.opendocument.field.code" field:value=" LINK Excel.Sheet.8 &quot;E:\\SCAO\\Projet SCAO\\Anomalies\\Gestion des anomalies.xls&quot; &quot;Feuil1!L5C4&quot; \a \f 4 \r  \* MERGEFORMAT "/><field:param field:name="vnd.oasis.opendocument.field.id" field:value="56"/><field:param field:name="vnd.oasis.opendocument.field.ole" field:value="_1415458630"/></field:fieldmark-start><field:fieldmark-end/></text:p>
          </table:table-cell>
        </table:table-row>
        <table:table-row table:style-name="Tableau1.1">
          <table:table-cell table:style-name="Tableau1.B2" table:number-columns-spanned="2" office:value-type="string">
            <text:p text:style-name="P8">Communication <text:span text:style-name="T14">de la température mesurée </text:span>e-p →<text:span text:style-name="T13"> e-r</text:span></text:p>
            <text:p text:style-name="P9">La méthode retenue est le <text:a xlink:type="simple" xlink:href="https://www.pjrc.com/teensy/td_libs_VirtualWire.html" text:style-name="Internet_20_link" text:visited-style-name="Visited_20_Internet_20_Link">https://www.pjrc.com/teensy/td_libs_VirtualWire.html</text:a></text:p>
            <text:p text:style-name="P9">Le matériel <text:span text:style-name="T17">(voir schéma)</text:span> :</text:p>
            <text:list xml:id="list4939245977663281388" text:style-name="L2">
              <text:list-item>
                <text:p text:style-name="P10">Emetteur :</text:p>
                <text:list>
                  <text:list-item>
                    <text:p text:style-name="P10">Teensy 3.2</text:p>
                  </text:list-item>
                  <text:list-item>
                    <text:p text:style-name="P11">AM Transmitter Module QAM-tX1 (QUASAR UK) <text:a xlink:type="simple" xlink:href="http://fr.farnell.com/quasar/qam-tx1/rf-mod-transmitter-am-ask-433mhz/dp/1304024?CMP=KNC-GFR-GEN-SKU-MDC&amp;gclid=CJifqpyHns8CFSco0wod5eELxg&amp;mckv=s4mZhMZJ8_dc" text:style-name="Internet_20_link" text:visited-style-name="Visited_20_Internet_20_Link">http://fr.farnell.com/quasar/qam-tx1/rf-mod-transmitter-am-ask-433mhz/dp/1304024?CMP=KNC-GFR-GEN-SKU-MDC&amp;gclid=CJifqpyHns8CFSco0wod5eELxg&amp;mckv=s4mZhMZJ8_dc</text:a>|</text:p>
                  </text:list-item>
                </text:list>
              </text:list-item>
              <text:list-item>
                <text:p text:style-name="P10">Récepteur :</text:p>
                <text:list>
                  <text:list-item>
                    <text:p text:style-name="P10">Arduino uno</text:p>
                  </text:list-item>
                  <text:list-item>
                    <text:p text:style-name="P11">AM Super Regen Receiver (QUASAR UK) <text:a xlink:type="simple" xlink:href="http://uk.farnell.com/quasar/qam-rx2/module-receiver-am-433mhz/dp/1304026" text:style-name="Internet_20_link" text:visited-style-name="Visited_20_Internet_20_Link">http://uk.farnell.com/quasar/qam-rx2/module-receiver-am-433mhz/dp/1304026</text:a></text:p>
                  </text:list-item>
                </text:list>
              </text:list-item>
            </text:list>
            <text:p text:style-name="P12">La <text:s/>librairie virtual wire (<text:span text:style-name="T15">extrait) </text:span>:</text:p>
            <text:h text:style-name="P16" text:outline-level="2">Basic Usage</text:h>
            <text:p text:style-name="Text_20_body">VirtualWire works somewhat differently than most Arduino libraries. Many individual functions are used, and their names are somewhat different. Fortunately, each one is simple. </text:p>
            <text:h text:style-name="Heading_20_3" text:outline-level="3">Configuration Functions</text:h>
            <text:p text:style-name="Text_20_body"><text:span text:style-name="T16">vw_set_tx_pin</text:span>(transmit_pin) </text:p>
            <text:p text:style-name="Text_20_body">Configure the transmit pin. Default is pin 12. Blah </text:p>
            <text:p text:style-name="Text_20_body"><text:span text:style-name="T16">vw_set_rx_pin</text:span>(receive_pin) </text:p>
            <text:p text:style-name="Text_20_body">Configure the receive pin, Default is pin 11. On Teensy 2.0, pin 11 should not be used because most receiver modules can not work correctly with the orange LED on that pin. </text:p>
            <text:p text:style-name="Text_20_body"><text:span text:style-name="T16">vw_setup</text:span>(2000) </text:p>
            <text:p text:style-name="Text_20_body">Begin using all settings and initialize the library. This is similar to the "begin" function of other libraries. All pins should be configured before calling this function. </text:p>
            <text:h text:style-name="Heading_20_3" text:outline-level="3">Transmission Functions</text:h>
            <text:p text:style-name="Text_20_body"><text:span text:style-name="T16">vw_send</text:span>(message, length) </text:p>
            <text:p text:style-name="Text_20_body">Transmit a message. "message" is an array of the bytes to send, and "length" is the number of bytes stored in the array. This function returns immediately and the message is sent slowly by an interrupt-based background process. </text:p>
            <text:p text:style-name="P15"/>
            <text:p text:style-name="Text_20_body"><text:soft-page-break/><text:span text:style-name="T16">vw_wait_tx</text:span>() </text:p>
            <text:p text:style-name="Text_20_body">Wait for a message to be fully transmitted. Often the simplest approach is to call this after vw_send. </text:p>
            <text:h text:style-name="Heading_20_3" text:outline-level="3">Reception Functions</text:h>
            <text:p text:style-name="Text_20_body"><text:span text:style-name="T16">vw_rx_start</text:span>() </text:p>
            <text:p text:style-name="Text_20_body">Activate the receiver process. You must call this function before any reception can occur. An interrupt-based background process is started which monitors the reception of data. </text:p>
            <text:p text:style-name="Text_20_body"><text:span text:style-name="T16">vw_get_message</text:span>(buf, &amp;buflen)) </text:p>
            <text:p text:style-name="Text_20_body">Read the last received message. This should be called only when a message is known to be received with any of the 3 functions above. "buf" is an array where the message is copied. "buflen" should have the array's maximum size upon input, and upon return the number of bytes actually copied is retured. The function itself returns true if the message was verified correct, or false if a message was received but appears to have been corrupted. </text:p>
            <text:p text:style-name="P13">Les programmes :</text:p>
            <text:p text:style-name="P14">Nom du fichier : e-433mhz.ino</text:p>
            <text:p text:style-name="P14">//Programme d'émission</text:p>
            <text:p text:style-name="P14">#include &lt;VirtualWire.h&gt;</text:p>
            <text:p text:style-name="P14"/>
            <text:p text:style-name="P14">const int led_pin = 13;</text:p>
            <text:p text:style-name="P14">const int transmit_pin = 12;</text:p>
            <text:p text:style-name="P14"/>
            <text:p text:style-name="P14">void setup()</text:p>
            <text:p text:style-name="P14">{</text:p>
            <text:p text:style-name="P14"><text:s text:c="2"/>// Initialise the IO and ISR</text:p>
            <text:p text:style-name="P14"><text:s text:c="2"/>pinMode(led_pin, OUTPUT); </text:p>
            <text:p text:style-name="P14"><text:s text:c="2"/>vw_set_tx_pin(transmit_pin);</text:p>
            <text:p text:style-name="P14"><text:s text:c="2"/>vw_setup(2000); <text:s text:c="2"/>// Bits per sec</text:p>
            <text:p text:style-name="P14">}</text:p>
            <text:p text:style-name="P14"/>
            <text:p text:style-name="P14">byte count = 1;</text:p>
            <text:p text:style-name="P14"/>
            <text:p text:style-name="P14"><text:soft-page-break/>void loop()</text:p>
            <text:p text:style-name="P14">{</text:p>
            <text:p text:style-name="P14"><text:s text:c="2"/>char msg[7] = {'h','e','l','l','o',' ','#'};</text:p>
            <text:p text:style-name="P14"/>
            <text:p text:style-name="P14"><text:s text:c="2"/>msg[6] = count;</text:p>
            <text:p text:style-name="P14"><text:s text:c="2"/>digitalWrite(led_pin, HIGH); // Flash a light to show transmitting</text:p>
            <text:p text:style-name="P14"><text:s text:c="2"/>vw_send((uint8_t *)msg, 7);</text:p>
            <text:p text:style-name="P14"><text:s text:c="2"/>vw_wait_tx(); // Wait until the whole message is gone</text:p>
            <text:p text:style-name="P14"><text:s text:c="2"/>digitalWrite(led_pin, LOW);</text:p>
            <text:p text:style-name="P14"><text:s text:c="2"/>delay(1000);</text:p>
            <text:p text:style-name="P14"><text:s text:c="2"/>count = count + 1;</text:p>
            <text:p text:style-name="P14">}</text:p>
            <text:p text:style-name="P14"/>
            <text:p text:style-name="P14">Nom du fichier : e-433mhz-r.ino</text:p>
            <text:p text:style-name="P14">//Programme de réception</text:p>
            <text:p text:style-name="P14">#include &lt;VirtualWire.h&gt;</text:p>
            <text:p text:style-name="P14"/>
            <text:p text:style-name="P14">const int led_pin = 13;</text:p>
            <text:p text:style-name="P14">const int receive_pin = 2;</text:p>
            <text:p text:style-name="P14"/>
            <text:p text:style-name="P14">void setup()</text:p>
            <text:p text:style-name="P14">{</text:p>
            <text:p text:style-name="P14"><text:s text:c="4"/>delay(1000);</text:p>
            <text:p text:style-name="P14"><text:s text:c="4"/>Serial.begin(9600); <text:s/>// Debugging only</text:p>
            <text:p text:style-name="P14"><text:s text:c="4"/>Serial.println("setup");</text:p>
            <text:p text:style-name="P14"><text:s text:c="4"/>pinMode(led_pin, OUTPUT); </text:p>
            <text:p text:style-name="P14"><text:s text:c="4"/>// Initialise the IO and ISR</text:p>
            <text:p text:style-name="P14"><text:s text:c="4"/>vw_set_rx_pin(receive_pin);</text:p>
            <text:p text:style-name="P14"><text:s text:c="4"/>vw_setup(2000); <text:s/>// Bits per sec</text:p>
            <text:p text:style-name="P14"><text:s text:c="4"/>vw_rx_start(); <text:s text:c="6"/>// Start the receiver PLL running</text:p>
            <text:p text:style-name="P14">}</text:p>
            <text:p text:style-name="P14"><text:soft-page-break/></text:p>
            <text:p text:style-name="P14">void loop()</text:p>
            <text:p text:style-name="P14">{</text:p>
            <text:p text:style-name="P14"><text:s text:c="4"/>uint8_t buf[VW_MAX_MESSAGE_LEN];</text:p>
            <text:p text:style-name="P14"><text:s text:c="4"/>uint8_t buflen = VW_MAX_MESSAGE_LEN;</text:p>
            <text:p text:style-name="P14"/>
            <text:p text:style-name="P14"><text:s text:c="4"/>if (vw_get_message(buf, &amp;buflen)) // Non-blocking</text:p>
            <text:p text:style-name="P14"><text:s text:c="4"/>{</text:p>
            <text:p text:style-name="P14"><text:s text:c="2"/>int i;</text:p>
            <text:p text:style-name="P14"/>
            <text:p text:style-name="P14"><text:s text:c="8"/>digitalWrite(led_pin, HIGH); // Flash a light to show received good message</text:p>
            <text:p text:style-name="P14"><text:s text:c="2"/>// Message with a good checksum received, print it.</text:p>
            <text:p text:style-name="P14"><text:s text:c="2"/>Serial.print("Got: ");</text:p>
            <text:p text:style-name="P14"><text:s text:c="2"/></text:p>
            <text:p text:style-name="P14"><text:s text:c="2"/>for (i = 0; i &lt; buflen; i++)</text:p>
            <text:p text:style-name="P14"><text:s text:c="2"/>{</text:p>
            <text:p text:style-name="P14"><text:s text:c="6"/>Serial.print(buf[i], HEX);</text:p>
            <text:p text:style-name="P14"><text:s text:c="6"/>Serial.print(' ');</text:p>
            <text:p text:style-name="P14"><text:s text:c="2"/>}</text:p>
            <text:p text:style-name="P14"><text:s text:c="2"/>Serial.println();</text:p>
            <text:p text:style-name="P14"><text:s text:c="8"/>digitalWrite(led_pin, LOW);</text:p>
            <text:p text:style-name="P14"><text:s text:c="4"/>}</text:p>
            <text:p text:style-name="P14">}</text:p>
            <text:p text:style-name="P6"/>
          </table:table-cell>
          <table:covered-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Courier New" svg:font-family="'Courier New'" style:font-family-generic="moder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paragraph-properties fo:margin-top="0.494cm" fo:margin-bottom="0.494cm"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176cm" loext:contextual-spacing="false"/>
      <style:text-properties style:font-name="Albany AMT" fo:font-family="'Albany AMT', Albany, Arial, 'Nimbus Sans L', 'Bitstream Vera Sans', Helvetica, Lucida, Geneva, Helmet, 'Andale Sans UI', 'Arial Unicode MS', 'Lucida Sans Unicode', Tahoma, sans-serif" fo:font-size="14pt" fo:font-weight="bold" style:font-name-asian="Albany AMT" style:font-family-asian="'Albany AMT', Albany, Arial, 'Nimbus Sans L', 'Bitstream Vera Sans', Helvetica, Lucida, Geneva, Helmet, 'Andale Sans UI', 'Arial Unicode MS', 'Lucida Sans Unicode', Tahoma, sans-serif" style:font-size-asian="14pt" style:font-weight-asian="bold" style:font-name-complex="Albany AMT" style:font-family-complex="'Albany AMT', Albany, Arial, 'Nimbus Sans L', 'Bitstream Vera Sans', Helvetica, Lucida, Geneva, Helmet, 'Andale Sans UI', 'Arial Unicode MS', 'Lucida Sans Unicode', Tahoma, sans-serif" style:font-size-complex="14pt" style:font-weight-complex="bold"/>
    </style:style>
    <style:style style:name="Corps_20_de_20_texte.listitem" style:display-name="Corps de texte.listitem" style:family="paragraph" style:parent-style-name="Text_20_body">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4" style:family="table">
      <style:table-properties style:width="16.26cm" fo:margin-left="-0.199cm" table:align="left" style:writing-mode="lr-tb"/>
    </style:style>
    <style:style style:name="Tableau4.A" style:family="table-column">
      <style:table-column-properties style:column-width="14.122cm"/>
    </style:style>
    <style:style style:name="Tableau4.B" style:family="table-column">
      <style:table-column-properties style:column-width="2.138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office:automatic-styles>
  <office:master-styles>
    <style:master-page style:name="Standard" style:page-layout-name="Mpm1">
      <style:header>
        <text:p text:style-name="MP1"><draw:frame draw:style-name="Mfr1" draw:name="Image12" text:anchor-type="as-char" svg:width="6.636cm" svg:height="2.381cm" draw:z-index="3"><draw:image xlink:href="Pictures/1000000000000F810000059018F90BD826665EDC.jpg" xlink:type="simple" xlink:show="embed" xlink:actuate="onLoad"/></draw:frame></text:p>
      </style:header>
      <style:footer>
        <table:table table:name="Tableau4" table:style-name="Tableau4">
          <table:table-column table:style-name="Tableau4.A"/>
          <table:table-column table:style-name="Tableau4.B"/>
          <table:table-row table:style-name="Tableau4.1">
            <table:table-cell table:style-name="Tableau4.A1" office:value-type="string">
              <text:p text:style-name="Footer"><text:file-name text:display="full">/media/leruste/SAUVEGARDE1/Données/SCAO/Projet_SCAO/Anomalies/Fiche d'anomalie N°27.odt</text:file-name></text:p>
            </table:table-cell>
            <table:table-cell table:style-name="Tableau4.B1" office:value-type="string">
              <text:p text:style-name="MP2"><text:span text:style-name="Page_20_Number">Page </text:span><text:span text:style-name="Page_20_Number"><text:page-number text:select-page="current">4</text:page-number></text:span><text:span text:style-name="Page_20_Number">/</text:span><text:span text:style-name="Page_20_Number"><text:page-count style:num-format="1">4</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che d’anomalie N°1</dc:title>
    <meta:initial-creator>Propriétaire</meta:initial-creator>
    <meta:creation-date>2014-10-03T17:19:00</meta:creation-date>
    <dc:date>2016-09-20T16:11:38.116436802</dc:date>
    <meta:print-date>2016-09-20T15:57:09.744416725</meta:print-date>
    <meta:editing-cycles>41</meta:editing-cycles>
    <meta:editing-duration>PT3H9M21S</meta:editing-duration>
    <meta:generator>LibreOffice/5.1.4.2$Linux_x86 LibreOffice_project/10m0$Build-2</meta:generator>
    <meta:document-statistic meta:table-count="2" meta:image-count="1" meta:object-count="0" meta:page-count="4" meta:paragraph-count="96" meta:word-count="535" meta:character-count="3971" meta:non-whitespace-character-count="3369"/>
  </office:meta>
</office:document-meta>
</file>